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23fa" officeooo:paragraph-rsid="000a23fa"/>
    </style:style>
    <style:style style:name="P2" style:family="paragraph" style:parent-style-name="Standard">
      <style:text-properties officeooo:rsid="000a9138" officeooo:paragraph-rsid="000a9138"/>
    </style:style>
    <style:style style:name="P3" style:family="paragraph" style:parent-style-name="Standard">
      <style:text-properties officeooo:rsid="000b7609" officeooo:paragraph-rsid="000b7609"/>
    </style:style>
    <style:style style:name="P4" style:family="paragraph" style:parent-style-name="Standard">
      <style:text-properties fo:font-style="italic" officeooo:rsid="000b7609" officeooo:paragraph-rsid="000b7609" style:font-style-asian="italic" style:font-style-complex="italic"/>
    </style:style>
    <style:style style:name="P5" style:family="paragraph" style:parent-style-name="Standard">
      <style:text-properties fo:font-style="italic" officeooo:rsid="000a9138" officeooo:paragraph-rsid="000a9138" style:font-style-asian="italic" style:font-style-complex="italic"/>
    </style:style>
    <style:style style:name="P6" style:family="paragraph" style:parent-style-name="Standard">
      <style:text-properties officeooo:rsid="000b7609" officeooo:paragraph-rsid="000b7609"/>
    </style:style>
    <style:style style:name="P7" style:family="paragraph" style:parent-style-name="Standard">
      <style:text-properties officeooo:rsid="000e062a" officeooo:paragraph-rsid="000e062a"/>
    </style:style>
    <style:style style:name="P8" style:family="paragraph" style:parent-style-name="Standard">
      <style:text-properties fo:font-style="italic" officeooo:rsid="000b7609" officeooo:paragraph-rsid="000b7609" style:font-style-asian="italic" style:font-style-complex="italic"/>
    </style:style>
    <style:style style:name="P9" style:family="paragraph" style:parent-style-name="Standard">
      <style:text-properties fo:font-style="normal" officeooo:rsid="000e062a" officeooo:paragraph-rsid="000e062a" style:font-style-asian="normal" style:font-style-complex="normal"/>
    </style:style>
    <style:style style:name="T1" style:family="text">
      <style:text-properties officeooo:rsid="000b7609"/>
    </style:style>
    <style:style style:name="T2" style:family="text">
      <style:text-properties officeooo:rsid="000e06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Die Abfolge der git-Kommandos für einen normalen User:</text:p>
      <text:p text:style-name="P3"/>
      <text:p text:style-name="P3"/>
      <text:p text:style-name="P3"/>
      <text:p text:style-name="P3"/>
      <text:p text:style-name="P4">git pull </text:p>
      <text:p text:style-name="P1"/>
      <text:p text:style-name="P3"><text:span text:style-name="T2">Damit holt man erst mal den neuesten Stand auf den eigenen Rechner. </text:span>Dann neue Datei machen oder bestehende Datei verändern. <text:span text:style-name="T2">Wenn man fertig ist, </text:span>Datei schließen. </text:p>
      <text:p text:style-name="P1"/>
      <text:p text:style-name="P5">git add Dateinamen.xyz </text:p>
      <text:p text:style-name="P2"/>
      <text:p text:style-name="P2">Damit wird eine existierende Datei „gestaged“ oder vorgemerkt</text:p>
      <text:p text:style-name="P2"/>
      <text:p text:style-name="P5">git <text:span text:style-name="T1">commit -m ‚Formeln ergänzt‘</text:span></text:p>
      <text:p text:style-name="P2"/>
      <text:p text:style-name="P3">mit einfachem Hochkomm<text:span text:style-name="T2">a</text:span> oder doppeltem Hochkomm<text:span text:style-name="T2">a. Man muss mit -m einen Kommentar angeben. Ab besten schreibt man halt ganz kurz, was man gemacht hat. </text:span></text:p>
      <text:p text:style-name="P3"/>
      <text:p text:style-name="P4">git push</text:p>
      <text:p text:style-name="P4"/>
      <text:p text:style-name="P9">Dann kommt ein Login-Fenster. Man gibt seinen git-Namen ein</text:p>
      <text:p text:style-name="P3">login</text:p>
      <text:p text:style-name="P3"/>
      <text:p text:style-name="P7">Danach kommt kein Passwort, sondern man muss mit dem Token arbeiten. Wie man den token bekommt, schreibe ich nochmal extra.</text:p>
      <text:p text:style-name="P3">token </text:p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8T20:11:07.445874159</meta:creation-date>
    <dc:date>2023-12-15T23:28:39.714000000</dc:date>
    <meta:editing-duration>PT10M52S</meta:editing-duration>
    <meta:editing-cycles>5</meta:editing-cycles>
    <meta:generator>LibreOffice/7.5.3.2$Windows_X86_64 LibreOffice_project/9f56dff12ba03b9acd7730a5a481eea045e468f3</meta:generator>
    <meta:document-statistic meta:table-count="0" meta:image-count="0" meta:object-count="0" meta:page-count="1" meta:paragraph-count="12" meta:word-count="109" meta:character-count="692" meta:non-whitespace-character-count="590"/>
  </office:meta>
</office:document-meta>
</file>